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0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5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2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6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0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5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se dialog everywher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3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 table:number-rows-repeated="1048557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9:'General tasks'.AMJ12 'General tasks'.A1:'General tasks'.AMJ5 'General tasks'.A14:'General tasks'.AMJ1048576 'General tasks'.C6:'General tasks'.C7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2"/>
        <table:table-column table:style-name="co2" table:number-columns-repeated="1021" table:default-cell-style-name="ce12"/>
        <table:table-row table:style-name="ro1">
          <table:table-cell table:style-name="ce9" office:value-type="string" calcext:value-type="string">
            <text:p>Task</text:p>
          </table:table-cell>
          <table:table-cell table:style-name="ce14" table:content-validation-name="val1" office:value-type="string" calcext:value-type="string">
            <text:p>Statu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21"/>
        </table:table-row>
        <table:table-row table:style-name="ro1">
          <table:table-cell table:style-name="ce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18"/>
        <table:table-column table:style-name="co2" table:number-columns-repeated="1021" table:default-cell-style-name="ce18"/>
        <table:table-row table:style-name="ro1">
          <table:table-cell table:style-name="ce16" office:value-type="string" calcext:value-type="string">
            <text:p>Task</text:p>
          </table:table-cell>
          <table:table-cell table:style-name="ce26" table:content-validation-name="val1" office:value-type="string" calcext:value-type="string">
            <text:p>Status</text:p>
          </table:table-cell>
          <table:table-cell table:style-name="ce16" office:value-type="string" calcext:value-type="string">
            <text:p>Notes</text:p>
          </table:table-cell>
          <table:table-cell table:style-name="ce16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8"/>
        <table:table-column table:style-name="co2" table:default-cell-style-name="ce42"/>
        <table:table-column table:style-name="co3" table:default-cell-style-name="ce38"/>
        <table:table-column table:style-name="co2" table:number-columns-repeated="1021" table:default-cell-style-name="ce38"/>
        <table:table-row table:style-name="ro1">
          <table:table-cell table:style-name="ce34" office:value-type="string" calcext:value-type="string">
            <text:p>Task</text:p>
          </table:table-cell>
          <table:table-cell table:style-name="ce39" table:content-validation-name="val1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34" table:number-columns-repeated="1021"/>
        </table:table-row>
        <table:table-row table:style-name="ro1">
          <table:table-cell table:style-name="ce35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/>
          <table:table-cell table:content-validation-name="val1"/>
          <table:table-cell table:number-columns-repeated="1022"/>
        </table:table-row>
        <table:table-row table:style-name="ro1">
          <table:table-cell table:style-name="ce35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6"/>
        <table:table-column table:style-name="co2" table:default-cell-style-name="ce31"/>
        <table:table-column table:style-name="co3" table:default-cell-style-name="ce46"/>
        <table:table-column table:style-name="co2" table:number-columns-repeated="1021" table:default-cell-style-name="ce46"/>
        <table:table-row table:style-name="ro1">
          <table:table-cell table:style-name="ce43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3" office:value-type="string" calcext:value-type="string">
            <text:p>Notes</text:p>
          </table:table-cell>
          <table:table-cell table:style-name="ce43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2"/>
        <table:table-column table:style-name="co2" table:default-cell-style-name="ce54"/>
        <table:table-column table:style-name="co3" table:default-cell-style-name="ce52"/>
        <table:table-column table:style-name="co2" table:number-columns-repeated="1021" table:default-cell-style-name="ce52"/>
        <table:table-row table:style-name="ro1">
          <table:table-cell table:style-name="ce51" office:value-type="string" calcext:value-type="string">
            <text:p>Task</text:p>
          </table:table-cell>
          <table:table-cell table:style-name="ce53" table:content-validation-name="val1" office:value-type="string" calcext:value-type="string">
            <text:p>Status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6"/>
        <table:table-column table:style-name="co2" table:default-cell-style-name="ce58"/>
        <table:table-column table:style-name="co7" table:default-cell-style-name="ce56"/>
        <table:table-column table:style-name="co2" table:number-columns-repeated="1021" table:default-cell-style-name="ce56"/>
        <table:table-row table:style-name="ro1">
          <table:table-cell table:style-name="ce55" office:value-type="string" calcext:value-type="string">
            <text:p>Task</text:p>
          </table:table-cell>
          <table:table-cell table:style-name="ce57" table:content-validation-name="val1" office:value-type="string" calcext:value-type="string">
            <text:p>Status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1"/>
        <table:table-column table:style-name="co2" table:default-cell-style-name="ce63"/>
        <table:table-column table:style-name="co3" table:default-cell-style-name="ce61"/>
        <table:table-column table:style-name="co2" table:number-columns-repeated="1021" table:default-cell-style-name="ce61"/>
        <table:table-row table:style-name="ro1">
          <table:table-cell table:style-name="ce59" office:value-type="string" calcext:value-type="string">
            <text:p>Task</text:p>
          </table:table-cell>
          <table:table-cell table:style-name="ce62" table:content-validation-name="val1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style-name="ce59" table:number-columns-repeated="1021"/>
        </table:table-row>
        <table:table-row table:style-name="ro1">
          <table:table-cell table:style-name="ce60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7"/>
        <table:table-column table:style-name="co2" table:default-cell-style-name="ce70"/>
        <table:table-column table:style-name="co2" table:number-columns-repeated="1022" table:default-cell-style-name="ce67"/>
        <table:table-row table:style-name="ro1">
          <table:table-cell table:style-name="ce64" office:value-type="string" calcext:value-type="string">
            <text:p>Task</text:p>
          </table:table-cell>
          <table:table-cell table:style-name="ce69" table:content-validation-name="val1" office:value-type="string" calcext:value-type="string">
            <text:p>Status</text:p>
          </table:table-cell>
          <table:table-cell table:style-name="ce64" office:value-type="string" calcext:value-type="string">
            <text:p>Notes</text:p>
          </table:table-cell>
          <table:table-cell table:style-name="ce64" table:number-columns-repeated="1021"/>
        </table:table-row>
        <table:table-row table:style-name="ro1">
          <table:table-cell table:style-name="ce65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9:50:09.8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1T11:09:45.267000000</dc:date>
    <meta:editing-duration>PT23H38M52S</meta:editing-duration>
    <meta:editing-cycles>142</meta:editing-cycles>
    <meta:document-statistic meta:table-count="11" meta:cell-count="271" meta:object-count="0"/>
  </office:meta>
</office:document-meta>
</file>